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4" style:family="table">
      <style:table-properties style:width="16.002cm" fo:margin-left="0.441cm" table:align="left"/>
    </style:style>
    <style:style style:name="Tabel4.A" style:family="table-column">
      <style:table-column-properties style:column-width="5.066cm"/>
    </style:style>
    <style:style style:name="Tabel4.B" style:family="table-column">
      <style:table-column-properties style:column-width="10.936cm"/>
    </style:style>
    <style:style style:name="Tabel4.A1" style:family="table-cell">
      <style:table-cell-properties fo:padding-left="0.191cm" fo:padding-right="0.191cm" fo:padding-top="0cm" fo:padding-bottom="0cm" fo:border="none"/>
    </style:style>
    <style:style style:name="Tabel6" style:family="table">
      <style:table-properties style:width="16.238cm" fo:margin-left="0.212cm" table:align="left"/>
    </style:style>
    <style:style style:name="Tabel6.A" style:family="table-column">
      <style:table-column-properties style:column-width="1.429cm"/>
    </style:style>
    <style:style style:name="Tabel6.B" style:family="table-column">
      <style:table-column-properties style:column-width="3.069cm"/>
    </style:style>
    <style:style style:name="Tabel6.C" style:family="table-column">
      <style:table-column-properties style:column-width="7.011cm"/>
    </style:style>
    <style:style style:name="Tabel6.D" style:family="table-column">
      <style:table-column-properties style:column-width="1.455cm"/>
    </style:style>
    <style:style style:name="Tabel6.E" style:family="table-column">
      <style:table-column-properties style:column-width="3.274cm"/>
    </style:style>
    <style:style style:name="Tabel6.1" style:family="table-row">
      <style:table-row-properties fo:keep-together="always" style:use-optimal-row-height="false"/>
    </style:style>
    <style:style style:name="Tabel6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6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6.C1" style:family="table-cell">
      <style:table-cell-properties fo:padding-left="0.212cm" fo:padding-right="0.212cm" fo:padding-top="0cm" fo:padding-bottom="0cm" fo:border="0.05pt solid #000000"/>
    </style:style>
    <style:style style:name="Tabel6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6.E1" style:family="table-cell">
      <style:table-cell-properties fo:padding="0.212cm" fo:border="0.05pt solid #000000"/>
    </style:style>
    <style:style style:name="Tabel6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6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43cm"/>
    </style:style>
    <style:style style:name="Table2.C" style:family="table-column">
      <style:table-column-properties style:column-width="7.011cm"/>
    </style:style>
    <style:style style:name="Table2.E" style:family="table-column">
      <style:table-column-properties style:column-width="3.27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Table3" style:family="table">
      <style:table-properties style:width="16.002cm" fo:margin-left="0.441cm" table:align="left"/>
    </style:style>
    <style:style style:name="Table3.A" style:family="table-column">
      <style:table-column-properties style:column-width="5.066cm"/>
    </style:style>
    <style:style style:name="Table3.B" style:family="table-column">
      <style:table-column-properties style:column-width="10.936cm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238cm" fo:margin-left="0.212cm" table:align="left"/>
    </style:style>
    <style:style style:name="Table4.A" style:family="table-column">
      <style:table-column-properties style:column-width="1.455cm"/>
    </style:style>
    <style:style style:name="Table4.B" style:family="table-column">
      <style:table-column-properties style:column-width="3.519cm"/>
    </style:style>
    <style:style style:name="Table4.C" style:family="table-column">
      <style:table-column-properties style:column-width="6.535cm"/>
    </style:style>
    <style:style style:name="Table4.E" style:family="table-column">
      <style:table-column-properties style:column-width="3.274cm"/>
    </style:style>
    <style:style style:name="Table4.1" style:family="table-row">
      <style:table-row-properties fo:keep-together="always" style:use-optimal-row-height="false"/>
    </style:style>
    <style:style style:name="Table4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4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4.C1" style:family="table-cell">
      <style:table-cell-properties fo:padding-left="0.212cm" fo:padding-right="0.212cm" fo:padding-top="0cm" fo:padding-bottom="0cm" fo:border="0.05pt solid #000000"/>
    </style:style>
    <style:style style:name="Table4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4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3" style:family="paragraph" style:parent-style-name="Normal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4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5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6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7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8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9" style:family="paragraph" style:parent-style-name="doc_5f_comment">
      <style:paragraph-properties fo:line-height="150%"/>
    </style:style>
    <style:style style:name="P10" style:family="paragraph" style:parent-style-name="Standard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11" style:family="paragraph" style:parent-style-name="Standard">
      <style:paragraph-properties fo:line-height="150%"/>
    </style:style>
    <style:style style:name="P12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13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14" style:family="paragraph" style:parent-style-name="doc_5f_comment">
      <style:paragraph-properties fo:line-height="150%"/>
      <style:text-properties fo:color="#000000" style:font-name="Arial1" fo:font-size="12pt" fo:font-style="normal" style:font-size-asian="12pt" style:font-style-asian="normal" style:font-size-complex="12pt" style:font-style-complex="normal"/>
    </style:style>
    <style:style style:name="P15" style:family="paragraph" style:parent-style-name="Normal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6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7" style:family="paragraph" style:parent-style-name="Normal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8" style:family="paragraph" style:parent-style-name="Normal">
      <style:paragraph-properties fo:line-height="150%" fo:text-align="center" style:justify-single-word="false"/>
    </style:style>
    <style:style style:name="P19" style:family="paragraph" style:parent-style-name="Normal">
      <style:paragraph-properties fo:line-height="150%" fo:text-align="center" style:justify-single-word="false"/>
      <style:text-properties style:font-name="Arial1" fo:font-size="12pt" style:font-size-asian="12pt" style:font-size-complex="12pt"/>
    </style:style>
    <style:style style:name="T1" style:family="text">
      <style:text-properties style:font-name="Arial1" fo:font-size="12pt" fo:font-style="normal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4" style:family="text"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T5" style:family="text"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bold" style:font-style-asian="normal" style:font-weight-asian="bold" style:font-name-complex="Arial1" style:font-style-complex="normal" style:font-weight-complex="bold"/>
    </style:style>
    <style:style style:name="T9" style:family="text">
      <style:text-properties fo:font-weight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andardskrifttype_20_i_20_afsnit"><text:span text:style-name="T6">3.3.9 Use Case 25: </text:span></text:span><text:span text:style-name="Standardskrifttype_20_i_20_afsnit"><text:span text:style-name="T1">Åbne/lukke flere filer.</text:span></text:span></text:h>
      <text:p text:style-name="P1"><text:bookmark-start text:name="_Toc2531288412"/><text:span text:style-name="T7">Test case: </text:span><text:bookmark-end text:name="_Toc2531288412"/><text:span text:style-name="T7">normalforløb</text:span></text:p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1">Forberedelse:</text:p>
          </table:table-cell>
          <table:table-cell table:style-name="Tabel4.A1" office:value-type="string">
            <text:p text:style-name="P1">Styresystemet skal være startet op.</text:p>
          </table:table-cell>
        </table:table-row>
        <table:table-row>
          <table:table-cell table:style-name="Tabel4.A1" office:value-type="string">
            <text:p text:style-name="P1">Beskrivelse:</text:p>
          </table:table-cell>
          <table:table-cell table:style-name="Tabel4.A1" office:value-type="string">
            <text:p text:style-name="P1">Brugeren får åbnet en flere filer. Brugeren får lukket en fil. </text:p>
          </table:table-cell>
        </table:table-row>
      </table:table>
      <text:p text:style-name="P2"/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column table:style-name="Tabel6.E"/>
        <table:table-header-rows>
          <table:table-row table:style-name="Tabel6.1">
            <table:table-cell table:style-name="Tabel6.A1" office:value-type="string">
              <text:p text:style-name="P4">TRIN</text:p>
            </table:table-cell>
            <table:table-cell table:style-name="Tabel6.B1" office:value-type="string">
              <text:p text:style-name="P4">Aktion/Input </text:p>
            </table:table-cell>
            <table:table-cell table:style-name="Tabel6.C1" office:value-type="string">
              <text:p text:style-name="P4">Forventet resultat</text:p>
            </table:table-cell>
            <table:table-cell table:style-name="Tabel6.D1" office:value-type="string">
              <text:p text:style-name="P5">CHK</text:p>
            </table:table-cell>
            <table:table-cell table:style-name="Tabel6.E1" office:value-type="string">
              <text:p text:style-name="P6">Kommentarer</text:p>
            </table:table-cell>
          </table:table-row>
        </table:table-header-rows>
        <table:table-row table:style-name="Tabel6.1">
          <table:table-cell table:style-name="Tabel6.A1" office:value-type="string">
            <text:p text:style-name="P15">1.</text:p>
          </table:table-cell>
          <table:table-cell table:style-name="Tabel6.A1" office:value-type="string">
            <text:p text:style-name="P11"><text:span text:style-name="Standardskrifttype_20_i_20_afsnit"><text:span text:style-name="T4">Brugeren vælger ”Open file”.</text:span></text:span></text:p>
          </table:table-cell>
          <table:table-cell table:style-name="Tabel6.A1" office:value-type="string">
            <text:p text:style-name="P7">Man vil kunne se filer, der kan åbnes.</text:p>
          </table:table-cell>
          <table:table-cell table:style-name="Tabel6.A1" office:value-type="string">
            <text:p text:style-name="P7"/>
          </table:table-cell>
          <table:table-cell table:style-name="Tabel6.C1" office:value-type="string">
            <text:p text:style-name="P7"/>
          </table:table-cell>
        </table:table-row>
        <table:table-row table:style-name="Tabel6.1">
          <table:table-cell table:style-name="Tabel6.A3" office:value-type="string">
            <text:p text:style-name="P19">2.</text:p>
          </table:table-cell>
          <table:table-cell table:style-name="Tabel6.A3" office:value-type="string">
            <text:p text:style-name="P7">Brugeren vælger en <text:s/>eller flere filer.</text:p>
          </table:table-cell>
          <table:table-cell table:style-name="Tabel6.A3" office:value-type="string">
            <text:p text:style-name="P7">Filen eller filerne bliver åbnet. </text:p>
          </table:table-cell>
          <table:table-cell table:style-name="Tabel6.A3" office:value-type="string">
            <text:p text:style-name="P7"/>
          </table:table-cell>
          <table:table-cell table:style-name="Tabel6.E3" office:value-type="string">
            <text:p text:style-name="P7"/>
          </table:table-cell>
        </table:table-row>
        <table:table-row table:style-name="Tabel6.1">
          <table:table-cell table:style-name="Tabel6.A3" office:value-type="string">
            <text:p text:style-name="P3">3.</text:p>
          </table:table-cell>
          <table:table-cell table:style-name="Tabel6.A3" office:value-type="string">
            <text:p text:style-name="P8">Brugeren vælger en fil/tab han vil lukke.</text:p>
          </table:table-cell>
          <table:table-cell table:style-name="Tabel6.A3" office:value-type="string">
            <text:p text:style-name="P14">Kan tydeligt ses fra GUI´en.</text:p>
          </table:table-cell>
          <table:table-cell table:style-name="Tabel6.A3" office:value-type="string">
            <text:p text:style-name="P7"/>
          </table:table-cell>
          <table:table-cell table:style-name="Tabel6.E3" office:value-type="string">
            <text:p text:style-name="P7"/>
          </table:table-cell>
        </table:table-row>
        <table:table-row table:style-name="Tabel6.1">
          <table:table-cell table:style-name="Tabel6.A3" office:value-type="string">
            <text:p text:style-name="P3">4.</text:p>
          </table:table-cell>
          <table:table-cell table:style-name="Tabel6.A3" office:value-type="string">
            <text:p text:style-name="P8">Brugeren vælger ”Close file”.</text:p>
          </table:table-cell>
          <table:table-cell table:style-name="Tabel6.A3" office:value-type="string">
            <text:p text:style-name="P9"><text:span text:style-name="Standardskrifttype_20_i_20_afsnit"><text:span text:style-name="T3">Filen bliver lukket. </text:span></text:span></text:p>
          </table:table-cell>
          <table:table-cell table:style-name="Tabel6.A3" office:value-type="string">
            <text:p text:style-name="P7"/>
          </table:table-cell>
          <table:table-cell table:style-name="Tabel6.E3" office:value-type="string">
            <text:p text:style-name="P7"/>
          </table:table-cell>
        </table:table-row>
      </table:table>
      <text:p text:style-name="P1"><text:span text:style-name="Standardskrifttype_20_i_20_afsnit"><text:span text:style-name="T2"/></text:span></text:p>
      <text:p text:style-name="P1"><text:bookmark-start text:name="_Toc25312884111"/><text:span text:style-name="Standardskrifttype_20_i_20_afsnit"><text:span text:style-name="T8">Test case: </text:span></text:span><text:bookmark-end text:name="_Toc25312884111"/><text:span text:style-name="Standardskrifttype_20_i_20_afsnit"><text:span text:style-name="T8">Afvigelses forløb 2.1</text:span>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</table:table-cell>
          <table:table-cell table:style-name="Table1.A1" office:value-type="string">
            <text:p text:style-name="P1">Styresystemet skal være startet op.</text:p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Brugeren har ingen gemte filer. 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4">TRIN</text:p>
            </table:table-cell>
            <table:table-cell table:style-name="Table2.B1" office:value-type="string">
              <text:p text:style-name="P4">Aktion/Input </text:p>
            </table:table-cell>
            <table:table-cell table:style-name="Table2.C1" office:value-type="string">
              <text:p text:style-name="P4">Forventet resultat</text:p>
            </table:table-cell>
            <table:table-cell table:style-name="Table2.D1" office:value-type="string">
              <text:p text:style-name="P5">CHK</text:p>
            </table:table-cell>
            <table:table-cell table:style-name="Table2.E1" office:value-type="string">
              <text:p text:style-name="P6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35604110" text:style-name="L1">
              <text:list-item text:start-value="1">
                <text:p text:style-name="P16"/>
              </text:list-item>
            </text:list>
          </table:table-cell>
          <table:table-cell table:style-name="Table2.A1" office:value-type="string">
            <text:p text:style-name="P7">Brugeren vælger ”New file”.</text:p>
          </table:table-cell>
          <table:table-cell table:style-name="Table2.A1" office:value-type="string">
            <text:p text:style-name="P7">Filen bliver åbnet. </text:p>
          </table:table-cell>
          <table:table-cell table:style-name="Table2.A1" office:value-type="string">
            <text:p text:style-name="P7"/>
          </table:table-cell>
          <table:table-cell table:style-name="Table2.C1" office:value-type="string">
            <text:p text:style-name="P7"/>
          </table:table-cell>
        </table:table-row>
      </table:table>
      <text:p text:style-name="P1"><text:span text:style-name="Standardskrifttype_20_i_20_afsnit"><text:span text:style-name="T2"/></text:span></text:p>
      <text:p text:style-name="P1"><text:span text:style-name="T7">Test case: Afvigelse forløb 2.2</text:span> 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Forberedelse:</text:p>
          </table:table-cell>
          <table:table-cell table:style-name="Table3.A1" office:value-type="string">
            <text:p text:style-name="P1">Styresystemet skal være startet op.</text:p>
          </table:table-cell>
        </table:table-row>
        <table:table-row>
          <table:table-cell table:style-name="Table3.A1" office:value-type="string">
            <text:p text:style-name="P1">Beskrivelse:</text:p>
          </table:table-cell>
          <table:table-cell table:style-name="Table3.A1" office:value-type="string">
            <text:p text:style-name="P1">Brugeren bruger en genvejstast.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header-rows>
          <text:soft-page-break/>
          <table:table-row table:style-name="Table4.1">
            <table:table-cell table:style-name="Table4.A1" office:value-type="string">
              <text:p text:style-name="P4">TRIN</text:p>
            </table:table-cell>
            <table:table-cell table:style-name="Table4.B1" office:value-type="string">
              <text:p text:style-name="P4">Aktion/Input </text:p>
            </table:table-cell>
            <table:table-cell table:style-name="Table4.C1" office:value-type="string">
              <text:p text:style-name="P4">Forventet resultat</text:p>
            </table:table-cell>
            <table:table-cell table:style-name="Table4.D1" office:value-type="string">
              <text:p text:style-name="P5">CHK</text:p>
            </table:table-cell>
            <table:table-cell table:style-name="Table4.E1" office:value-type="string">
              <text:p text:style-name="P6">Kommentarer</text:p>
            </table:table-cell>
          </table:table-row>
        </table:table-header-rows>
        <table:table-row table:style-name="Table4.1">
          <table:table-cell table:style-name="Table4.A1" office:value-type="string">
            <text:list xml:id="list36163932" text:continue-list="list35604110" text:style-name="L1">
              <text:list-item text:start-value="1">
                <text:p text:style-name="P16"/>
              </text:list-item>
            </text:list>
          </table:table-cell>
          <table:table-cell table:style-name="Table4.A1" office:value-type="string">
            <text:p text:style-name="P10"><text:span text:style-name="Standardskrifttype_20_i_20_afsnit"><text:span text:style-name="T9">Bruger bruger en genvejstast for at åbne ny tab</text:span></text:span></text:p>
          </table:table-cell>
          <table:table-cell table:style-name="Table4.A1" office:value-type="string">
            <text:p text:style-name="P7">En ny blank tab vil blive vist.</text:p>
          </table:table-cell>
          <table:table-cell table:style-name="Table4.A1" office:value-type="string">
            <text:p text:style-name="P7"/>
          </table:table-cell>
          <table:table-cell table:style-name="Table4.C1" office:value-type="string">
            <text:p text:style-name="P7"/>
          </table:table-cell>
        </table:table-row>
      </table:table>
      <text:p text:style-name="P1"><text:span text:style-name="Standardskrifttype_20_i_20_afsnit"><text:span text:style-name="T2"/></text:span></text:p>
      <text:p text:style-name="P1"><text:span text:style-name="Standardskrifttype_20_i_20_afsni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0T11:12:56.08</meta:creation-date>
    <dc:date>2012-04-22T16:01:23.88</dc:date>
    <meta:editing-duration>PT27M25S</meta:editing-duration>
    <meta:editing-cycles>14</meta:editing-cycles>
    <meta:generator>LibreOffice/3.5$Windows_x86 LibreOffice_project/281b639-6baa1d3-ef66a77-d866f25-f36d45f</meta:generator>
    <meta:document-statistic meta:table-count="6" meta:image-count="0" meta:object-count="0" meta:page-count="2" meta:paragraph-count="47" meta:word-count="148" meta:character-count="972" meta:non-whitespace-character-count="861"/>
  </office:meta>
</office:document-meta>
</file>